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7874in" fo:margin-right="0in" fo:text-indent="0in" style:auto-text-indent="false"/>
    </style:style>
    <style:style style:name="P2" style:family="paragraph" style:parent-style-name="Standard">
      <style:paragraph-properties fo:margin-left="0.7874in" fo:margin-right="0in" fo:text-indent="0.0043in" style:auto-text-indent="false"/>
    </style:style>
    <style:style style:name="P3" style:family="paragraph" style:parent-style-name="Standard">
      <style:paragraph-properties fo:margin-left="0in" fo:margin-right="0in" fo:text-indent="0.7874in" style:auto-text-indent="false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000000" fo:font-style="normal" fo:font-weight="bold" style:font-style-asian="normal" style:font-weight-asian="bold"/>
    </style:style>
    <style:style style:name="T2" style:family="text">
      <style:text-properties fo:color="#000000" fo:font-style="normal" fo:font-weight="bold" style:font-name-asian="Calibri" style:font-style-asian="normal" style:font-weight-asian="bold"/>
    </style:style>
    <style:style style:name="T3" style:family="text">
      <style:text-properties fo:color="#000000" fo:font-style="normal" style:font-style-asian="normal"/>
    </style:style>
    <style:style style:name="T4" style:family="text">
      <style:text-properties fo:color="#000000" fo:font-style="normal" style:font-name-asian="Calibri" style:font-style-asian="normal"/>
    </style:style>
    <style:style style:name="T5" style:family="text">
      <style:text-properties fo:color="#000000" fo:language="en" fo:country="US" fo:font-style="normal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ubtle_20_Emphasis"><text:span text:style-name="T1">Club</text:span></text:span><text:span text:style-name="Subtle_20_Emphasis"><text:span text:style-name="T2"> </text:span></text:span><text:span text:style-name="Subtle_20_Emphasis"><text:span text:style-name="T1">Constitution</text:span></text:span></text:p>
      <text:p text:style-name="Standard"><text:span text:style-name="Subtle_20_Emphasis"><text:span text:style-name="T1">Computer</text:span></text:span><text:span text:style-name="Subtle_20_Emphasis"><text:span text:style-name="T2"> </text:span></text:span><text:span text:style-name="Subtle_20_Emphasis"><text:span text:style-name="T1">Science</text:span></text:span><text:span text:style-name="Subtle_20_Emphasis"><text:span text:style-name="T2"> </text:span></text:span><text:span text:style-name="Subtle_20_Emphasis"><text:span text:style-name="T1">and</text:span></text:span><text:span text:style-name="Subtle_20_Emphasis"><text:span text:style-name="T2"> </text:span></text:span><text:span text:style-name="Subtle_20_Emphasis"><text:span text:style-name="T1">Computer</text:span></text:span><text:span text:style-name="Subtle_20_Emphasis"><text:span text:style-name="T2"> </text:span></text:span><text:span text:style-name="Subtle_20_Emphasis"><text:span text:style-name="T1">Engineering</text:span></text:span><text:span text:style-name="Subtle_20_Emphasis"><text:span text:style-name="T2"> </text:span></text:span><text:span text:style-name="Subtle_20_Emphasis"><text:span text:style-name="T1">(C5C3)</text:span></text:span></text:p>
      <text:p text:style-name="Standard"><text:span text:style-name="Subtle_20_Emphasis"><text:span text:style-name="T3">Statement</text:span></text:span><text:span text:style-name="Subtle_20_Emphasis"><text:span text:style-name="T4"> </text:span></text:span><text:span text:style-name="Subtle_20_Emphasis"><text:span text:style-name="T3">Purpose:</text:span></text:span></text:p>
      <text:p text:style-name="P2"><text:span text:style-name="Subtle_20_Emphasis"><text:span text:style-name="T3">An</text:span></text:span><text:span text:style-name="Subtle_20_Emphasis"><text:span text:style-name="T4"> </text:span></text:span><text:span text:style-name="Subtle_20_Emphasis"><text:span text:style-name="T3">organization</text:span></text:span><text:span text:style-name="Subtle_20_Emphasis"><text:span text:style-name="T4"> </text:span></text:span><text:span text:style-name="Subtle_20_Emphasis"><text:span text:style-name="T3">passionate</text:span></text:span><text:span text:style-name="Subtle_20_Emphasis"><text:span text:style-name="T4"> </text:span></text:span><text:span text:style-name="Subtle_20_Emphasis"><text:span text:style-name="T3">about</text:span></text:span><text:span text:style-name="Subtle_20_Emphasis"><text:span text:style-name="T4"> </text:span></text:span><text:span text:style-name="Subtle_20_Emphasis"><text:span text:style-name="T3">Computer</text:span></text:span><text:span text:style-name="Subtle_20_Emphasis"><text:span text:style-name="T4"> </text:span></text:span><text:span text:style-name="Subtle_20_Emphasis"><text:span text:style-name="T3">Science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Computer</text:span></text:span><text:span text:style-name="Subtle_20_Emphasis"><text:span text:style-name="T4"> </text:span></text:span><text:span text:style-name="Subtle_20_Emphasis"><text:span text:style-name="T3">Engineering,</text:span></text:span><text:span text:style-name="Subtle_20_Emphasis"><text:span text:style-name="T4"> </text:span></text:span><text:span text:style-name="Subtle_20_Emphasis"><text:span text:style-name="T3">that</text:span></text:span><text:span text:style-name="Subtle_20_Emphasis"><text:span text:style-name="T4"> </text:span></text:span><text:span text:style-name="Subtle_20_Emphasis"><text:span text:style-name="T3">will</text:span></text:span><text:span text:style-name="Subtle_20_Emphasis"><text:span text:style-name="T4"> </text:span></text:span><text:span text:style-name="Subtle_20_Emphasis"><text:span text:style-name="T3">collaborate</text:span></text:span><text:span text:style-name="Subtle_20_Emphasis"><text:span text:style-name="T4"> </text:span></text:span><text:span text:style-name="Subtle_20_Emphasis"><text:span text:style-name="T3">projects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develop</text:span></text:span><text:span text:style-name="Subtle_20_Emphasis"><text:span text:style-name="T4"> </text:span></text:span><text:span text:style-name="Subtle_20_Emphasis"><text:span text:style-name="T3">solutions</text:span></text:span><text:span text:style-name="Subtle_20_Emphasis"><text:span text:style-name="T4"> </text:span></text:span><text:span text:style-name="Subtle_20_Emphasis"><text:span text:style-name="T3">related</text:span></text:span><text:span text:style-name="Subtle_20_Emphasis"><text:span text:style-name="T4"> </text:span></text:span><text:span text:style-name="Subtle_20_Emphasis"><text:span text:style-name="T3">to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groups</text:span></text:span><text:span text:style-name="Subtle_20_Emphasis"><text:span text:style-name="T4"> </text:span></text:span><text:span text:style-name="Subtle_20_Emphasis"><text:span text:style-name="T3">interest.</text:span></text:span></text:p>
      <text:p text:style-name="Standard"><text:span text:style-name="Subtle_20_Emphasis"><text:span text:style-name="T4"/></text:span></text:p>
      <text:p text:style-name="Standard"><text:span text:style-name="Subtle_20_Emphasis"><text:span text:style-name="T3">Requirements</text:span></text:span><text:span text:style-name="Subtle_20_Emphasis"><text:span text:style-name="T4"> </text:span></text:span><text:span text:style-name="Subtle_20_Emphasis"><text:span text:style-name="T3">for</text:span></text:span><text:span text:style-name="Subtle_20_Emphasis"><text:span text:style-name="T4"> </text:span></text:span><text:span text:style-name="Subtle_20_Emphasis"><text:span text:style-name="T3">Membership:</text:span></text:span></text:p>
      <text:p text:style-name="Standard"><text:span text:style-name="Subtle_20_Emphasis"><text:span text:style-name="T3"><text:tab/>To</text:span></text:span><text:span text:style-name="Subtle_20_Emphasis"><text:span text:style-name="T4"> </text:span></text:span><text:span text:style-name="Subtle_20_Emphasis"><text:span text:style-name="T3">Hold</text:span></text:span><text:span text:style-name="Subtle_20_Emphasis"><text:span text:style-name="T4"> </text:span></text:span><text:span text:style-name="Subtle_20_Emphasis"><text:span text:style-name="T3">Club</text:span></text:span><text:span text:style-name="Subtle_20_Emphasis"><text:span text:style-name="T4"> </text:span></text:span><text:span text:style-name="Subtle_20_Emphasis"><text:span text:style-name="T3">Membership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individual</text:span></text:span><text:span text:style-name="Subtle_20_Emphasis"><text:span text:style-name="T4"> </text:span></text:span><text:span text:style-name="Subtle_20_Emphasis"><text:span text:style-name="T3">must</text:span></text:span><text:span text:style-name="Subtle_20_Emphasis"><text:span text:style-name="T4"> </text:span></text:span><text:span text:style-name="Subtle_20_Emphasis"><text:span text:style-name="T3">meet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following</text:span></text:span><text:span text:style-name="Subtle_20_Emphasis"><text:span text:style-name="T4"> </text:span></text:span><text:span text:style-name="Subtle_20_Emphasis"><text:span text:style-name="T3">requirements:</text:span></text:span></text:p>
      <text:p text:style-name="Standard"><text:span text:style-name="Subtle_20_Emphasis"><text:span text:style-name="T3"><text:tab/><text:tab/>1.</text:span></text:span><text:span text:style-name="Subtle_20_Emphasis"><text:span text:style-name="T4"> </text:span></text:span><text:span text:style-name="Subtle_20_Emphasis"><text:span text:style-name="T3">Currently</text:span></text:span><text:span text:style-name="Subtle_20_Emphasis"><text:span text:style-name="T4"> </text:span></text:span><text:span text:style-name="Subtle_20_Emphasis"><text:span text:style-name="T3">Be</text:span></text:span><text:span text:style-name="Subtle_20_Emphasis"><text:span text:style-name="T4"> </text:span></text:span><text:span text:style-name="Subtle_20_Emphasis"><text:span text:style-name="T3">a</text:span></text:span><text:span text:style-name="Subtle_20_Emphasis"><text:span text:style-name="T4"> </text:span></text:span><text:span text:style-name="Subtle_20_Emphasis"><text:span text:style-name="T3">Student</text:span></text:span><text:span text:style-name="Subtle_20_Emphasis"><text:span text:style-name="T4"> </text:span></text:span><text:span text:style-name="Subtle_20_Emphasis"><text:span text:style-name="T3">at</text:span></text:span><text:span text:style-name="Subtle_20_Emphasis"><text:span text:style-name="T4"> </text:span></text:span><text:span text:style-name="Subtle_20_Emphasis"><text:span text:style-name="T3">San</text:span></text:span><text:span text:style-name="Subtle_20_Emphasis"><text:span text:style-name="T4"> </text:span></text:span><text:span text:style-name="Subtle_20_Emphasis"><text:span text:style-name="T3">Bernardino</text:span></text:span><text:span text:style-name="Subtle_20_Emphasis"><text:span text:style-name="T4"> </text:span></text:span><text:span text:style-name="Subtle_20_Emphasis"><text:span text:style-name="T3">Valley</text:span></text:span><text:span text:style-name="Subtle_20_Emphasis"><text:span text:style-name="T4"> </text:span></text:span><text:span text:style-name="Subtle_20_Emphasis"><text:span text:style-name="T3">College.</text:span></text:span></text:p>
      <text:p text:style-name="Standard"><text:span text:style-name="Subtle_20_Emphasis"><text:span text:style-name="T3"><text:tab/><text:tab/>2.</text:span></text:span><text:span text:style-name="Subtle_20_Emphasis"><text:span text:style-name="T4"> </text:span></text:span><text:span text:style-name="Subtle_20_Emphasis"><text:span text:style-name="T3">Must</text:span></text:span><text:span text:style-name="Subtle_20_Emphasis"><text:span text:style-name="T4"> </text:span></text:span><text:span text:style-name="Subtle_20_Emphasis"><text:span text:style-name="T3">have</text:span></text:span><text:span text:style-name="Subtle_20_Emphasis"><text:span text:style-name="T4"> </text:span></text:span><text:span text:style-name="Subtle_20_Emphasis"><text:span text:style-name="T3">a</text:span></text:span><text:span text:style-name="Subtle_20_Emphasis"><text:span text:style-name="T4"> </text:span></text:span><text:span text:style-name="Subtle_20_Emphasis"><text:span text:style-name="T3">valid</text:span></text:span><text:span text:style-name="Subtle_20_Emphasis"><text:span text:style-name="T4"> </text:span></text:span><text:span text:style-name="Subtle_20_Emphasis"><text:span text:style-name="T3">Student</text:span></text:span><text:span text:style-name="Subtle_20_Emphasis"><text:span text:style-name="T4"> </text:span></text:span><text:span text:style-name="Subtle_20_Emphasis"><text:span text:style-name="T3">ID</text:span></text:span><text:span text:style-name="Subtle_20_Emphasis"><text:span text:style-name="T4"> </text:span></text:span><text:span text:style-name="Subtle_20_Emphasis"><text:span text:style-name="T3">at</text:span></text:span><text:span text:style-name="Subtle_20_Emphasis"><text:span text:style-name="T4"> </text:span></text:span><text:span text:style-name="Subtle_20_Emphasis"><text:span text:style-name="T3">time</text:span></text:span><text:span text:style-name="Subtle_20_Emphasis"><text:span text:style-name="T4"> </text:span></text:span><text:span text:style-name="Subtle_20_Emphasis"><text:span text:style-name="T3">of</text:span></text:span><text:span text:style-name="Subtle_20_Emphasis"><text:span text:style-name="T4"> </text:span></text:span><text:span text:style-name="Subtle_20_Emphasis"><text:span text:style-name="T3">enrollment.</text:span></text:span></text:p>
      <text:p text:style-name="Standard"><text:span text:style-name="Subtle_20_Emphasis"><text:span text:style-name="T3"><text:tab/><text:tab/>3.</text:span></text:span><text:span text:style-name="Subtle_20_Emphasis"><text:span text:style-name="T4"> </text:span></text:span><text:span text:style-name="Subtle_20_Emphasis"><text:span text:style-name="T3">Must</text:span></text:span><text:span text:style-name="Subtle_20_Emphasis"><text:span text:style-name="T4"> </text:span></text:span><text:span text:style-name="Subtle_20_Emphasis"><text:span text:style-name="T3">Provide</text:span></text:span><text:span text:style-name="Subtle_20_Emphasis"><text:span text:style-name="T4"> </text:span></text:span><text:span text:style-name="Subtle_20_Emphasis"><text:span text:style-name="T3">an</text:span></text:span><text:span text:style-name="Subtle_20_Emphasis"><text:span text:style-name="T4"> </text:span></text:span><text:span text:style-name="Subtle_20_Emphasis"><text:span text:style-name="T3">Email</text:span></text:span><text:span text:style-name="Subtle_20_Emphasis"><text:span text:style-name="T4"> </text:span></text:span><text:span text:style-name="Subtle_20_Emphasis"><text:span text:style-name="T3">or</text:span></text:span><text:span text:style-name="Subtle_20_Emphasis"><text:span text:style-name="T4"> </text:span></text:span><text:span text:style-name="Subtle_20_Emphasis"><text:span text:style-name="T3">Phone</text:span></text:span><text:span text:style-name="Subtle_20_Emphasis"><text:span text:style-name="T4"> </text:span></text:span><text:span text:style-name="Subtle_20_Emphasis"><text:span text:style-name="T3">number</text:span></text:span><text:span text:style-name="Subtle_20_Emphasis"><text:span text:style-name="T4"> </text:span></text:span><text:span text:style-name="Subtle_20_Emphasis"><text:span text:style-name="T3">to</text:span></text:span><text:span text:style-name="Subtle_20_Emphasis"><text:span text:style-name="T4"> </text:span></text:span><text:span text:style-name="Subtle_20_Emphasis"><text:span text:style-name="T3">contact</text:span></text:span><text:span text:style-name="Subtle_20_Emphasis"><text:span text:style-name="T4"> </text:span></text:span><text:span text:style-name="Subtle_20_Emphasis"><text:span text:style-name="T3">individual</text:span></text:span><text:span text:style-name="Subtle_20_Emphasis"><text:span text:style-name="T4"> </text:span></text:span><text:span text:style-name="Subtle_20_Emphasis"><text:span text:style-name="T3">for</text:span></text:span><text:span text:style-name="Subtle_20_Emphasis"><text:span text:style-name="T4"> </text:span></text:span><text:span text:style-name="Subtle_20_Emphasis"><text:span text:style-name="T3">club</text:span></text:span><text:span text:style-name="Subtle_20_Emphasis"><text:span text:style-name="T4"> </text:span></text:span><text:span text:style-name="Subtle_20_Emphasis"><text:span text:style-name="T3"><text:tab/><text:tab/></text:span></text:span><text:span text:style-name="Subtle_20_Emphasis"><text:span text:style-name="T4"> </text:span></text:span><text:span text:style-name="Subtle_20_Emphasis"><text:span text:style-name="T3"><text:tab/></text:span></text:span><text:span text:style-name="Subtle_20_Emphasis"><text:span text:style-name="T4"> <text:s text:c="2"/></text:span></text:span><text:span text:style-name="Subtle_20_Emphasis"><text:span text:style-name="T3">events.</text:span></text:span></text:p>
      <text:p text:style-name="Standard"><text:span text:style-name="Subtle_20_Emphasis"><text:span text:style-name="T4"/></text:span></text:p>
      <text:p text:style-name="Standard"><text:span text:style-name="Subtle_20_Emphasis"><text:span text:style-name="T3">Frequency</text:span></text:span><text:span text:style-name="Subtle_20_Emphasis"><text:span text:style-name="T4"> </text:span></text:span><text:span text:style-name="Subtle_20_Emphasis"><text:span text:style-name="T3">of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Organization's</text:span></text:span><text:span text:style-name="Subtle_20_Emphasis"><text:span text:style-name="T4"> </text:span></text:span><text:span text:style-name="Subtle_20_Emphasis"><text:span text:style-name="T3">Meetings:</text:span></text:span></text:p>
      <text:p text:style-name="Standard"><text:span text:style-name="Subtle_20_Emphasis"><text:span text:style-name="T3"><text:tab/>Meetings</text:span></text:span><text:span text:style-name="Subtle_20_Emphasis"><text:span text:style-name="T4"> </text:span></text:span><text:span text:style-name="Subtle_20_Emphasis"><text:span text:style-name="T3">are</text:span></text:span><text:span text:style-name="Subtle_20_Emphasis"><text:span text:style-name="T4"> </text:span></text:span><text:span text:style-name="Subtle_20_Emphasis"><text:span text:style-name="T3">held</text:span></text:span><text:span text:style-name="Subtle_20_Emphasis"><text:span text:style-name="T4"> </text:span></text:span><text:span text:style-name="Subtle_20_Emphasis"><text:span text:style-name="T3">once</text:span></text:span><text:span text:style-name="Subtle_20_Emphasis"><text:span text:style-name="T4"> </text:span></text:span><text:span text:style-name="Subtle_20_Emphasis"><text:span text:style-name="T3">a</text:span></text:span><text:span text:style-name="Subtle_20_Emphasis"><text:span text:style-name="T4"> </text:span></text:span><text:span text:style-name="Subtle_20_Emphasis"><text:span text:style-name="T3">week</text:span></text:span><text:span text:style-name="Subtle_20_Emphasis"><text:span text:style-name="T4"> </text:span></text:span><text:span text:style-name="Subtle_20_Emphasis"><text:span text:style-name="T3">at</text:span></text:span><text:span text:style-name="Subtle_20_Emphasis"><text:span text:style-name="T4"> </text:span></text:span><text:span text:style-name="Subtle_20_Emphasis"><text:span text:style-name="T3">3pm,</text:span></text:span><text:span text:style-name="Subtle_20_Emphasis"><text:span text:style-name="T4"> </text:span></text:span><text:span text:style-name="Subtle_20_Emphasis"><text:span text:style-name="T3">in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Business</text:span></text:span><text:span text:style-name="Subtle_20_Emphasis"><text:span text:style-name="T4"> </text:span></text:span><text:span text:style-name="Subtle_20_Emphasis"><text:span text:style-name="T3">Building,</text:span></text:span><text:span text:style-name="Subtle_20_Emphasis"><text:span text:style-name="T4"> </text:span></text:span><text:span text:style-name="Subtle_20_Emphasis"><text:span text:style-name="T3">Room</text:span></text:span><text:span text:style-name="Subtle_20_Emphasis"><text:span text:style-name="T4"> </text:span></text:span><text:span text:style-name="Subtle_20_Emphasis"><text:span text:style-name="T3">B-213.</text:span></text:span></text:p>
      <text:p text:style-name="Standard"><text:span text:style-name="Subtle_20_Emphasis"><text:span text:style-name="T4"/></text:span></text:p>
      <text:p text:style-name="Standard"><text:span text:style-name="Subtle_20_Emphasis"><text:span text:style-name="T3">Qualifications</text:span></text:span><text:span text:style-name="Subtle_20_Emphasis"><text:span text:style-name="T4"> </text:span></text:span><text:span text:style-name="Subtle_20_Emphasis"><text:span text:style-name="T3">for</text:span></text:span><text:span text:style-name="Subtle_20_Emphasis"><text:span text:style-name="T4"> </text:span></text:span><text:span text:style-name="Subtle_20_Emphasis"><text:span text:style-name="T3">holding</text:span></text:span><text:span text:style-name="Subtle_20_Emphasis"><text:span text:style-name="T4"> </text:span></text:span><text:span text:style-name="Subtle_20_Emphasis"><text:span text:style-name="T3">office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methods</text:span></text:span><text:span text:style-name="Subtle_20_Emphasis"><text:span text:style-name="T4"> </text:span></text:span><text:span text:style-name="Subtle_20_Emphasis"><text:span text:style-name="T3">of</text:span></text:span><text:span text:style-name="Subtle_20_Emphasis"><text:span text:style-name="T4"> </text:span></text:span><text:span text:style-name="Subtle_20_Emphasis"><text:span text:style-name="T3">selecting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replacing</text:span></text:span><text:span text:style-name="Subtle_20_Emphasis"><text:span text:style-name="T4"> </text:span></text:span><text:span text:style-name="Subtle_20_Emphasis"><text:span text:style-name="T3">officers:</text:span></text:span></text:p>
      <text:p text:style-name="P3"><text:span text:style-name="Subtle_20_Emphasis"><text:span text:style-name="T3">To</text:span></text:span><text:span text:style-name="Subtle_20_Emphasis"><text:span text:style-name="T4"> </text:span></text:span><text:span text:style-name="Subtle_20_Emphasis"><text:span text:style-name="T3">hold</text:span></text:span><text:span text:style-name="Subtle_20_Emphasis"><text:span text:style-name="T4"> </text:span></text:span><text:span text:style-name="Subtle_20_Emphasis"><text:span text:style-name="T3">an</text:span></text:span><text:span text:style-name="Subtle_20_Emphasis"><text:span text:style-name="T4"> </text:span></text:span><text:span text:style-name="Subtle_20_Emphasis"><text:span text:style-name="T3">office</text:span></text:span><text:span text:style-name="Subtle_20_Emphasis"><text:span text:style-name="T4"> </text:span></text:span><text:span text:style-name="Subtle_20_Emphasis"><text:span text:style-name="T3">position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individual</text:span></text:span><text:span text:style-name="Subtle_20_Emphasis"><text:span text:style-name="T4"> </text:span></text:span><text:span text:style-name="Subtle_20_Emphasis"><text:span text:style-name="T3">must</text:span></text:span><text:span text:style-name="Subtle_20_Emphasis"><text:span text:style-name="T4"> </text:span></text:span><text:span text:style-name="Subtle_20_Emphasis"><text:span text:style-name="T3">meet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following</text:span></text:span><text:span text:style-name="Subtle_20_Emphasis"><text:span text:style-name="T4"> </text:span></text:span><text:span text:style-name="Subtle_20_Emphasis"><text:span text:style-name="T3">requirements:</text:span></text:span></text:p>
      <text:p text:style-name="P1"><text:span text:style-name="Subtle_20_Emphasis"><text:span text:style-name="T3">Be</text:span></text:span><text:span text:style-name="Subtle_20_Emphasis"><text:span text:style-name="T4"> </text:span></text:span><text:span text:style-name="Subtle_20_Emphasis"><text:span text:style-name="T3">a</text:span></text:span><text:span text:style-name="Subtle_20_Emphasis"><text:span text:style-name="T4"> </text:span></text:span><text:span text:style-name="Subtle_20_Emphasis"><text:span text:style-name="T3">full</text:span></text:span><text:span text:style-name="Subtle_20_Emphasis"><text:span text:style-name="T4"> </text:span></text:span><text:span text:style-name="Subtle_20_Emphasis"><text:span text:style-name="T3">time</text:span></text:span><text:span text:style-name="Subtle_20_Emphasis"><text:span text:style-name="T4"> </text:span></text:span><text:span text:style-name="Subtle_20_Emphasis"><text:span text:style-name="T3">Student</text:span></text:span><text:span text:style-name="Subtle_20_Emphasis"><text:span text:style-name="T4"> </text:span></text:span><text:span text:style-name="Subtle_20_Emphasis"><text:span text:style-name="T3">at</text:span></text:span><text:span text:style-name="Subtle_20_Emphasis"><text:span text:style-name="T4"> </text:span></text:span><text:span text:style-name="Subtle_20_Emphasis"><text:span text:style-name="T3">San</text:span></text:span><text:span text:style-name="Subtle_20_Emphasis"><text:span text:style-name="T4"> </text:span></text:span><text:span text:style-name="Subtle_20_Emphasis"><text:span text:style-name="T3">Bernardino</text:span></text:span><text:span text:style-name="Subtle_20_Emphasis"><text:span text:style-name="T4"> </text:span></text:span><text:span text:style-name="Subtle_20_Emphasis"><text:span text:style-name="T3">Valley</text:span></text:span><text:span text:style-name="Subtle_20_Emphasis"><text:span text:style-name="T4"> </text:span></text:span><text:span text:style-name="Subtle_20_Emphasis"><text:span text:style-name="T3">College</text:span></text:span></text:p>
      <text:p text:style-name="P1"><text:span text:style-name="Subtle_20_Emphasis"><text:span text:style-name="T3">Attend</text:span></text:span><text:span text:style-name="Subtle_20_Emphasis"><text:span text:style-name="T4"> </text:span></text:span><text:span text:style-name="Subtle_20_Emphasis"><text:span text:style-name="T3">all</text:span></text:span><text:span text:style-name="Subtle_20_Emphasis"><text:span text:style-name="T4"> </text:span></text:span><text:span text:style-name="Subtle_20_Emphasis"><text:span text:style-name="T3">club</text:span></text:span><text:span text:style-name="Subtle_20_Emphasis"><text:span text:style-name="T4"> </text:span></text:span><text:span text:style-name="Subtle_20_Emphasis"><text:span text:style-name="T3">meetings/events</text:span></text:span><text:span text:style-name="Subtle_20_Emphasis"><text:span text:style-name="T4"> </text:span></text:span><text:span text:style-name="Subtle_20_Emphasis"><text:span text:style-name="T3">(3</text:span></text:span><text:span text:style-name="Subtle_20_Emphasis"><text:span text:style-name="T4"> </text:span></text:span><text:span text:style-name="Subtle_20_Emphasis"><text:span text:style-name="T3">absent</text:span></text:span><text:span text:style-name="Subtle_20_Emphasis"><text:span text:style-name="T4"> </text:span></text:span><text:span text:style-name="Subtle_20_Emphasis"><text:span text:style-name="T3">days</text:span></text:span><text:span text:style-name="Subtle_20_Emphasis"><text:span text:style-name="T4"> </text:span></text:span><text:span text:style-name="Subtle_20_Emphasis"><text:span text:style-name="T3">are</text:span></text:span><text:span text:style-name="Subtle_20_Emphasis"><text:span text:style-name="T4"> </text:span></text:span><text:span text:style-name="Subtle_20_Emphasis"><text:span text:style-name="T3">permitted</text:span></text:span><text:span text:style-name="Subtle_20_Emphasis"><text:span text:style-name="T4"> </text:span></text:span><text:span text:style-name="Subtle_20_Emphasis"><text:span text:style-name="T3">per</text:span></text:span><text:span text:style-name="Subtle_20_Emphasis"><text:span text:style-name="T4"> </text:span></text:span><text:span text:style-name="Subtle_20_Emphasis"><text:span text:style-name="T3">semester).</text:span></text:span></text:p>
      <text:p text:style-name="P1"><text:span text:style-name="Subtle_20_Emphasis"><text:span text:style-name="T3">Must</text:span></text:span><text:span text:style-name="Subtle_20_Emphasis"><text:span text:style-name="T4"> </text:span></text:span><text:span text:style-name="Subtle_20_Emphasis"><text:span text:style-name="T3">uphold</text:span></text:span><text:span text:style-name="Subtle_20_Emphasis"><text:span text:style-name="T4"> </text:span></text:span><text:span text:style-name="Subtle_20_Emphasis"><text:span text:style-name="T3">all</text:span></text:span><text:span text:style-name="Subtle_20_Emphasis"><text:span text:style-name="T4"> </text:span></text:span><text:span text:style-name="Subtle_20_Emphasis"><text:span text:style-name="T3">rules</text:span></text:span><text:span text:style-name="Subtle_20_Emphasis"><text:span text:style-name="T4"> </text:span></text:span><text:span text:style-name="Subtle_20_Emphasis"><text:span text:style-name="T3">of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clubs</text:span></text:span><text:span text:style-name="Subtle_20_Emphasis"><text:span text:style-name="T4"> </text:span></text:span><text:span text:style-name="Subtle_20_Emphasis"><text:span text:style-name="T3">constitution.</text:span></text:span></text:p>
      <text:p text:style-name="P1"><text:span text:style-name="Subtle_20_Emphasis"><text:span text:style-name="T3">Follow</text:span></text:span><text:span text:style-name="Subtle_20_Emphasis"><text:span text:style-name="T4"> </text:span></text:span><text:span text:style-name="Subtle_20_Emphasis"><text:span text:style-name="T3">all</text:span></text:span><text:span text:style-name="Subtle_20_Emphasis"><text:span text:style-name="T4"> </text:span></text:span><text:span text:style-name="Subtle_20_Emphasis"><text:span text:style-name="T3">Local,</text:span></text:span><text:span text:style-name="Subtle_20_Emphasis"><text:span text:style-name="T4"> </text:span></text:span><text:span text:style-name="Subtle_20_Emphasis"><text:span text:style-name="T3">State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Federal</text:span></text:span><text:span text:style-name="Subtle_20_Emphasis"><text:span text:style-name="T4"> </text:span></text:span><text:span text:style-name="Subtle_20_Emphasis"><text:span text:style-name="T3">laws.</text:span></text:span></text:p>
      <text:p text:style-name="P1"><text:span text:style-name="Subtle_20_Emphasis"><text:span text:style-name="T3">Have</text:span></text:span><text:span text:style-name="Subtle_20_Emphasis"><text:span text:style-name="T4"> </text:span></text:span><text:span text:style-name="Subtle_20_Emphasis"><text:span text:style-name="T3">completed</text:span></text:span><text:span text:style-name="Subtle_20_Emphasis"><text:span text:style-name="T4"> </text:span></text:span><text:span text:style-name="Subtle_20_Emphasis"><text:span text:style-name="T3">at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very</text:span></text:span><text:span text:style-name="Subtle_20_Emphasis"><text:span text:style-name="T4"> </text:span></text:span><text:span text:style-name="Subtle_20_Emphasis"><text:span text:style-name="T3">least</text:span></text:span><text:span text:style-name="Subtle_20_Emphasis"><text:span text:style-name="T4"> </text:span></text:span><text:span text:style-name="Subtle_20_Emphasis"><text:span text:style-name="T3">CS-110.</text:span></text:span></text:p>
      <text:p text:style-name="Standard"><text:span text:style-name="Subtle_20_Emphasis"><text:span text:style-name="T4"/></text:span></text:p>
      <text:p text:style-name="Standard"><text:span text:style-name="Subtle_20_Emphasis"><text:span text:style-name="T3">Process</text:span></text:span><text:span text:style-name="Subtle_20_Emphasis"><text:span text:style-name="T4"> </text:span></text:span><text:span text:style-name="Subtle_20_Emphasis"><text:span text:style-name="T3">for</text:span></text:span><text:span text:style-name="Subtle_20_Emphasis"><text:span text:style-name="T4"> </text:span></text:span><text:span text:style-name="Subtle_20_Emphasis"><text:span text:style-name="T3">making</text:span></text:span><text:span text:style-name="Subtle_20_Emphasis"><text:span text:style-name="T4"> </text:span></text:span><text:span text:style-name="Subtle_20_Emphasis"><text:span text:style-name="T3">constitutional</text:span></text:span><text:span text:style-name="Subtle_20_Emphasis"><text:span text:style-name="T4"> </text:span></text:span><text:span text:style-name="Subtle_20_Emphasis"><text:span text:style-name="T3">amendments:</text:span></text:span></text:p>
      <text:p text:style-name="P1"><text:span text:style-name="Subtle_20_Emphasis"><text:span text:style-name="T3">Draw</text:span></text:span><text:span text:style-name="Subtle_20_Emphasis"><text:span text:style-name="T4"> </text:span></text:span><text:span text:style-name="Subtle_20_Emphasis"><text:span text:style-name="T3">a</text:span></text:span><text:span text:style-name="Subtle_20_Emphasis"><text:span text:style-name="T4"> </text:span></text:span><text:span text:style-name="Subtle_20_Emphasis"><text:span text:style-name="T3">proposal</text:span></text:span><text:span text:style-name="Subtle_20_Emphasis"><text:span text:style-name="T4"> </text:span></text:span><text:span text:style-name="Subtle_20_Emphasis"><text:span text:style-name="T3">(must</text:span></text:span><text:span text:style-name="Subtle_20_Emphasis"><text:span text:style-name="T4"> </text:span></text:span><text:span text:style-name="Subtle_20_Emphasis"><text:span text:style-name="T3">follow</text:span></text:span><text:span text:style-name="Subtle_20_Emphasis"><text:span text:style-name="T4"> </text:span></text:span><text:span text:style-name="Subtle_20_Emphasis"><text:span text:style-name="T3">SBVC</text:span></text:span><text:span text:style-name="Subtle_20_Emphasis"><text:span text:style-name="T4"> </text:span></text:span><text:span text:style-name="Subtle_20_Emphasis"><text:span text:style-name="T3">Rules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Regulations,</text:span></text:span><text:span text:style-name="Subtle_20_Emphasis"><text:span text:style-name="T4"> </text:span></text:span><text:span text:style-name="Subtle_20_Emphasis"><text:span text:style-name="T3">ICC</text:span></text:span><text:span text:style-name="Subtle_20_Emphasis"><text:span text:style-name="T4"> </text:span></text:span><text:span text:style-name="Subtle_20_Emphasis"><text:span text:style-name="T3">Rules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Regulations,</text:span></text:span><text:span text:style-name="Subtle_20_Emphasis"><text:span text:style-name="T4"> </text:span></text:span><text:span text:style-name="Subtle_20_Emphasis"><text:span text:style-name="T3">Local</text:span></text:span><text:span text:style-name="Subtle_20_Emphasis"><text:span text:style-name="T4"> </text:span></text:span><text:span text:style-name="Subtle_20_Emphasis"><text:span text:style-name="T3">Laws,</text:span></text:span><text:span text:style-name="Subtle_20_Emphasis"><text:span text:style-name="T4"> </text:span></text:span><text:span text:style-name="Subtle_20_Emphasis"><text:span text:style-name="T3">State</text:span></text:span><text:span text:style-name="Subtle_20_Emphasis"><text:span text:style-name="T4"> </text:span></text:span><text:span text:style-name="Subtle_20_Emphasis"><text:span text:style-name="T3">Laws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Federal</text:span></text:span><text:span text:style-name="Subtle_20_Emphasis"><text:span text:style-name="T4"> </text:span></text:span><text:span text:style-name="Subtle_20_Emphasis"><text:span text:style-name="T3">laws).</text:span></text:span></text:p>
      <text:p text:style-name="P1"><text:span text:style-name="Subtle_20_Emphasis"><text:span text:style-name="T5"/></text:span></text:p>
      <text:p text:style-name="P1"><text:span text:style-name="Subtle_20_Emphasis"><text:span text:style-name="T3">Must</text:span></text:span><text:span text:style-name="Subtle_20_Emphasis"><text:span text:style-name="T4"> </text:span></text:span><text:span text:style-name="Subtle_20_Emphasis"><text:span text:style-name="T3">be</text:span></text:span><text:span text:style-name="Subtle_20_Emphasis"><text:span text:style-name="T4"> </text:span></text:span><text:span text:style-name="Subtle_20_Emphasis"><text:span text:style-name="T3">reviewed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signed</text:span></text:span><text:span text:style-name="Subtle_20_Emphasis"><text:span text:style-name="T4"> </text:span></text:span><text:span text:style-name="Subtle_20_Emphasis"><text:span text:style-name="T3">by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5</text:span></text:span><text:span text:style-name="Subtle_20_Emphasis"><text:span text:style-name="T4"> </text:span></text:span><text:span text:style-name="Subtle_20_Emphasis"><text:span text:style-name="T3">officers</text:span></text:span><text:span text:style-name="Subtle_20_Emphasis"><text:span text:style-name="T4"> </text:span></text:span><text:span text:style-name="Subtle_20_Emphasis"><text:span text:style-name="T3">of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Club</text:span></text:span><text:span text:style-name="Subtle_20_Emphasis"><text:span text:style-name="T4"> </text:span></text:span><text:span text:style-name="Subtle_20_Emphasis"><text:span text:style-name="T3">(President,</text:span></text:span><text:span text:style-name="Subtle_20_Emphasis"><text:span text:style-name="T4"> </text:span></text:span><text:span text:style-name="Subtle_20_Emphasis"><text:span text:style-name="T3">Vice</text:span></text:span><text:span text:style-name="Subtle_20_Emphasis"><text:span text:style-name="T4"> </text:span></text:span><text:span text:style-name="Subtle_20_Emphasis"><text:span text:style-name="T3">President,</text:span></text:span><text:span text:style-name="Subtle_20_Emphasis"><text:span text:style-name="T4"> </text:span></text:span><text:span text:style-name="Subtle_20_Emphasis"><text:span text:style-name="T3">ICC</text:span></text:span><text:span text:style-name="Subtle_20_Emphasis"><text:span text:style-name="T4"> </text:span></text:span><text:span text:style-name="Subtle_20_Emphasis"><text:span text:style-name="T3">rep,</text:span></text:span><text:span text:style-name="Subtle_20_Emphasis"><text:span text:style-name="T4"> </text:span></text:span><text:span text:style-name="Subtle_20_Emphasis"><text:span text:style-name="T3">Secretary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Treasurer)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current</text:span></text:span><text:span text:style-name="Subtle_20_Emphasis"><text:span text:style-name="T4"> </text:span></text:span><text:span text:style-name="Subtle_20_Emphasis"><text:span text:style-name="T3">Club</text:span></text:span><text:span text:style-name="Subtle_20_Emphasis"><text:span text:style-name="T4"> </text:span></text:span><text:span text:style-name="Subtle_20_Emphasis"><text:span text:style-name="T3">Advisor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Assistant</text:span></text:span><text:span text:style-name="Subtle_20_Emphasis"><text:span text:style-name="T4"> </text:span></text:span><text:span text:style-name="Subtle_20_Emphasis"><text:span text:style-name="T3">Club</text:span></text:span><text:span text:style-name="Subtle_20_Emphasis"><text:span text:style-name="T4"> </text:span></text:span><text:span text:style-name="Subtle_20_Emphasis"><text:span text:style-name="T3">Adviser(if</text:span></text:span><text:span text:style-name="Subtle_20_Emphasis"><text:span text:style-name="T4"> </text:span></text:span><text:span text:style-name="Subtle_20_Emphasis"><text:span text:style-name="T3">there</text:span></text:span><text:span text:style-name="Subtle_20_Emphasis"><text:span text:style-name="T4"> </text:span></text:span><text:span text:style-name="Subtle_20_Emphasis"><text:span text:style-name="T3">is</text:span></text:span><text:span text:style-name="Subtle_20_Emphasis"><text:span text:style-name="T4"> </text:span></text:span><text:span text:style-name="Subtle_20_Emphasis"><text:span text:style-name="T3">one)</text:span></text:span><text:span text:style-name="Subtle_20_Emphasis"><text:span text:style-name="T4"> </text:span></text:span><text:span text:style-name="Subtle_20_Emphasis"><text:span text:style-name="T3">before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next</text:span></text:span><text:span text:style-name="Subtle_20_Emphasis"><text:span text:style-name="T4"> </text:span></text:span><text:span text:style-name="Subtle_20_Emphasis"><text:span text:style-name="T3">club</text:span></text:span><text:span text:style-name="Subtle_20_Emphasis"><text:span text:style-name="T4"> </text:span></text:span><text:span text:style-name="Subtle_20_Emphasis"><text:span text:style-name="T3">meeting.</text:span></text:span></text:p>
      <text:p text:style-name="P1"><text:span text:style-name="Subtle_20_Emphasis"><text:span text:style-name="T5"/></text:span></text:p>
      <text:p text:style-name="P1"><text:span text:style-name="Subtle_20_Emphasis"><text:span text:style-name="T3">Proposal</text:span></text:span><text:span text:style-name="Subtle_20_Emphasis"><text:span text:style-name="T4"> </text:span></text:span><text:span text:style-name="Subtle_20_Emphasis"><text:span text:style-name="T3">will</text:span></text:span><text:span text:style-name="Subtle_20_Emphasis"><text:span text:style-name="T4"> </text:span></text:span><text:span text:style-name="Subtle_20_Emphasis"><text:span text:style-name="T3">be</text:span></text:span><text:span text:style-name="Subtle_20_Emphasis"><text:span text:style-name="T4"> </text:span></text:span><text:span text:style-name="Subtle_20_Emphasis"><text:span text:style-name="T3">reviewed</text:span></text:span><text:span text:style-name="Subtle_20_Emphasis"><text:span text:style-name="T4"> </text:span></text:span><text:span text:style-name="Subtle_20_Emphasis"><text:span text:style-name="T3">at</text:span></text:span><text:span text:style-name="Subtle_20_Emphasis"><text:span text:style-name="T4"> </text:span></text:span><text:span text:style-name="Subtle_20_Emphasis"><text:span text:style-name="T3">a</text:span></text:span><text:span text:style-name="Subtle_20_Emphasis"><text:span text:style-name="T4"> </text:span></text:span><text:span text:style-name="Subtle_20_Emphasis"><text:span text:style-name="T3">Club</text:span></text:span><text:span text:style-name="Subtle_20_Emphasis"><text:span text:style-name="T4"> </text:span></text:span><text:span text:style-name="Subtle_20_Emphasis"><text:span text:style-name="T3">meeting.</text:span></text:span></text:p>
      <text:p text:style-name="P1"><text:span text:style-name="Subtle_20_Emphasis"><text:span text:style-name="T5"/></text:span></text:p>
      <text:p text:style-name="P1"><text:span text:style-name="Subtle_20_Emphasis"><text:span text:style-name="T3">Proposal</text:span></text:span><text:span text:style-name="Subtle_20_Emphasis"><text:span text:style-name="T4"> </text:span></text:span><text:span text:style-name="Subtle_20_Emphasis"><text:span text:style-name="T3">will</text:span></text:span><text:span text:style-name="Subtle_20_Emphasis"><text:span text:style-name="T4"> </text:span></text:span><text:span text:style-name="Subtle_20_Emphasis"><text:span text:style-name="T3">have</text:span></text:span><text:span text:style-name="Subtle_20_Emphasis"><text:span text:style-name="T4"> </text:span></text:span><text:span text:style-name="Subtle_20_Emphasis"><text:span text:style-name="T3">(one</text:span></text:span><text:span text:style-name="Subtle_20_Emphasis"><text:span text:style-name="T4"> </text:span></text:span><text:span text:style-name="Subtle_20_Emphasis"><text:span text:style-name="T3">week)</text:span></text:span><text:span text:style-name="Subtle_20_Emphasis"><text:span text:style-name="T4"> </text:span></text:span><text:span text:style-name="Subtle_20_Emphasis"><text:span text:style-name="T3">or</text:span></text:span><text:span text:style-name="Subtle_20_Emphasis"><text:span text:style-name="T4"> </text:span></text:span><text:span text:style-name="Subtle_20_Emphasis"><text:span text:style-name="T3">next</text:span></text:span><text:span text:style-name="Subtle_20_Emphasis"><text:span text:style-name="T4"> </text:span></text:span><text:span text:style-name="Subtle_20_Emphasis"><text:span text:style-name="T3">club</text:span></text:span><text:span text:style-name="Subtle_20_Emphasis"><text:span text:style-name="T4"> </text:span></text:span><text:span text:style-name="Subtle_20_Emphasis"><text:span text:style-name="T3">meeting</text:span></text:span><text:span text:style-name="Subtle_20_Emphasis"><text:span text:style-name="T4"> </text:span></text:span><text:span text:style-name="Subtle_20_Emphasis"><text:span text:style-name="T3">to</text:span></text:span><text:span text:style-name="Subtle_20_Emphasis"><text:span text:style-name="T4"> </text:span></text:span><text:span text:style-name="Subtle_20_Emphasis"><text:span text:style-name="T3">receive</text:span></text:span><text:span text:style-name="Subtle_20_Emphasis"><text:span text:style-name="T4"> </text:span></text:span><text:span text:style-name="Subtle_20_Emphasis"><text:span text:style-name="T3">at</text:span></text:span><text:span text:style-name="Subtle_20_Emphasis"><text:span text:style-name="T4"> </text:span></text:span><text:span text:style-name="Subtle_20_Emphasis"><text:span text:style-name="T3">least</text:span></text:span><text:span text:style-name="Subtle_20_Emphasis"><text:span text:style-name="T4"> </text:span></text:span><text:span text:style-name="Subtle_20_Emphasis"><text:span text:style-name="T3">¾</text:span></text:span><text:span text:style-name="Subtle_20_Emphasis"><text:span text:style-name="T4"> </text:span></text:span><text:span text:style-name="Subtle_20_Emphasis"><text:span text:style-name="T3">of</text:span></text:span><text:span text:style-name="Subtle_20_Emphasis"><text:span text:style-name="T4"> <text:s/>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members</text:span></text:span><text:span text:style-name="Subtle_20_Emphasis"><text:span text:style-name="T4"> </text:span></text:span><text:span text:style-name="Subtle_20_Emphasis"><text:span text:style-name="T3">only</text:span></text:span><text:span text:style-name="Subtle_20_Emphasis"><text:span text:style-name="T4"> </text:span></text:span><text:span text:style-name="Subtle_20_Emphasis"><text:span text:style-name="T3">vote</text:span></text:span><text:span text:style-name="Subtle_20_Emphasis"><text:span text:style-name="T4"> </text:span></text:span><text:span text:style-name="Subtle_20_Emphasis"><text:span text:style-name="T3">(does</text:span></text:span><text:span text:style-name="Subtle_20_Emphasis"><text:span text:style-name="T4"> </text:span></text:span><text:span text:style-name="Subtle_20_Emphasis"><text:span text:style-name="T3">not</text:span></text:span><text:span text:style-name="Subtle_20_Emphasis"><text:span text:style-name="T4"> </text:span></text:span><text:span text:style-name="Subtle_20_Emphasis"><text:span text:style-name="T3">include</text:span></text:span><text:span text:style-name="Subtle_20_Emphasis"><text:span text:style-name="T4"> </text:span></text:span><text:span text:style-name="Subtle_20_Emphasis"><text:span text:style-name="T3">officers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Club</text:span></text:span><text:span text:style-name="Subtle_20_Emphasis"><text:span text:style-name="T4"> </text:span></text:span><text:span text:style-name="Subtle_20_Emphasis"><text:span text:style-name="T3">Advisor)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at</text:span></text:span><text:span text:style-name="Subtle_20_Emphasis"><text:span text:style-name="T4"> </text:span></text:span><text:span text:style-name="Subtle_20_Emphasis"><text:span text:style-name="T3">least</text:span></text:span><text:span text:style-name="Subtle_20_Emphasis"><text:span text:style-name="T4"> </text:span></text:span><text:span text:style-name="Subtle_20_Emphasis"><text:span text:style-name="T3">4</text:span></text:span><text:span text:style-name="Subtle_20_Emphasis"><text:span text:style-name="T4"> </text:span></text:span><text:span text:style-name="Subtle_20_Emphasis"><text:span text:style-name="T3">of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5</text:span></text:span><text:span text:style-name="Subtle_20_Emphasis"><text:span text:style-name="T4"> </text:span></text:span><text:span text:style-name="Subtle_20_Emphasis"><text:span text:style-name="T3">officers</text:span></text:span><text:span text:style-name="Subtle_20_Emphasis"><text:span text:style-name="T4"> </text:span></text:span><text:span text:style-name="Subtle_20_Emphasis"><text:span text:style-name="T3">must</text:span></text:span><text:span text:style-name="Subtle_20_Emphasis"><text:span text:style-name="T4"> </text:span></text:span><text:span text:style-name="Subtle_20_Emphasis"><text:span text:style-name="T3">agree.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club</text:span></text:span><text:span text:style-name="Subtle_20_Emphasis"><text:span text:style-name="T4"> </text:span></text:span><text:span text:style-name="Subtle_20_Emphasis"><text:span text:style-name="T3">advisor</text:span></text:span><text:span text:style-name="Subtle_20_Emphasis"><text:span text:style-name="T4"> </text:span></text:span><text:span text:style-name="Subtle_20_Emphasis"><text:span text:style-name="T3">as</text:span></text:span><text:span text:style-name="Subtle_20_Emphasis"><text:span text:style-name="T4"> </text:span></text:span><text:span text:style-name="Subtle_20_Emphasis"><text:span text:style-name="T3">well</text:span></text:span><text:span text:style-name="Subtle_20_Emphasis"><text:span text:style-name="T4"> </text:span></text:span><text:span text:style-name="Subtle_20_Emphasis"><text:span text:style-name="T3">as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both</text:span></text:span><text:span text:style-name="Subtle_20_Emphasis"><text:span text:style-name="T4"> </text:span></text:span><text:span text:style-name="Subtle_20_Emphasis"><text:span text:style-name="T3">president</text:span></text:span><text:span text:style-name="Subtle_20_Emphasis"><text:span text:style-name="T4"> </text:span></text:span><text:span text:style-name="Subtle_20_Emphasis"><text:span text:style-name="T3">reserve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right</text:span></text:span><text:span text:style-name="Subtle_20_Emphasis"><text:span text:style-name="T4"> </text:span></text:span><text:span text:style-name="Subtle_20_Emphasis"><text:span text:style-name="T3">to</text:span></text:span><text:span text:style-name="Subtle_20_Emphasis"><text:span text:style-name="T4"> </text:span></text:span><text:span text:style-name="Subtle_20_Emphasis"><text:span text:style-name="T3">veto</text:span></text:span><text:span text:style-name="Subtle_20_Emphasis"><text:span text:style-name="T4"> </text:span></text:span><text:span text:style-name="Subtle_20_Emphasis"><text:span text:style-name="T3">any</text:span></text:span><text:span text:style-name="Subtle_20_Emphasis"><text:span text:style-name="T4"> </text:span></text:span><text:span text:style-name="Subtle_20_Emphasis"><text:span text:style-name="T3">amendment.</text:span></text:span></text:p>
      <text:p text:style-name="P1"><text:span text:style-name="Subtle_20_Emphasis"><text:span text:style-name="T5"/></text:span></text:p>
      <text:p text:style-name="P1"><text:span text:style-name="Subtle_20_Emphasis"><text:span text:style-name="T3">If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proposal</text:span></text:span><text:span text:style-name="Subtle_20_Emphasis"><text:span text:style-name="T4"> </text:span></text:span><text:span text:style-name="Subtle_20_Emphasis"><text:span text:style-name="T3">passes,</text:span></text:span><text:span text:style-name="Subtle_20_Emphasis"><text:span text:style-name="T4"> </text:span></text:span><text:span text:style-name="Subtle_20_Emphasis"><text:span text:style-name="T3">a</text:span></text:span><text:span text:style-name="Subtle_20_Emphasis"><text:span text:style-name="T4"> </text:span></text:span><text:span text:style-name="Subtle_20_Emphasis"><text:span text:style-name="T3">two</text:span></text:span><text:span text:style-name="Subtle_20_Emphasis"><text:span text:style-name="T4"> </text:span></text:span><text:span text:style-name="Subtle_20_Emphasis"><text:span text:style-name="T3">week</text:span></text:span><text:span text:style-name="Subtle_20_Emphasis"><text:span text:style-name="T4"> </text:span></text:span><text:span text:style-name="Subtle_20_Emphasis"><text:span text:style-name="T3">grace</text:span></text:span><text:span text:style-name="Subtle_20_Emphasis"><text:span text:style-name="T4"> </text:span></text:span><text:span text:style-name="Subtle_20_Emphasis"><text:span text:style-name="T3">period</text:span></text:span><text:span text:style-name="Subtle_20_Emphasis"><text:span text:style-name="T4"> </text:span></text:span><text:span text:style-name="Subtle_20_Emphasis"><text:span text:style-name="T3">it</text:span></text:span><text:span text:style-name="Subtle_20_Emphasis"><text:span text:style-name="T4"> </text:span></text:span><text:span text:style-name="Subtle_20_Emphasis"><text:span text:style-name="T3">is</text:span></text:span><text:span text:style-name="Subtle_20_Emphasis"><text:span text:style-name="T4"> </text:span></text:span><text:span text:style-name="Subtle_20_Emphasis"><text:span text:style-name="T3">to</text:span></text:span><text:span text:style-name="Subtle_20_Emphasis"><text:span text:style-name="T4"> </text:span></text:span><text:span text:style-name="Subtle_20_Emphasis"><text:span text:style-name="T3">be</text:span></text:span><text:span text:style-name="Subtle_20_Emphasis"><text:span text:style-name="T4"> </text:span></text:span><text:span text:style-name="Subtle_20_Emphasis"><text:span text:style-name="T3">given</text:span></text:span><text:span text:style-name="Subtle_20_Emphasis"><text:span text:style-name="T4"> </text:span></text:span><text:span text:style-name="Subtle_20_Emphasis"><text:span text:style-name="T3">to</text:span></text:span><text:span text:style-name="Subtle_20_Emphasis"><text:span text:style-name="T4"> </text:span></text:span><text:span text:style-name="Subtle_20_Emphasis"><text:span text:style-name="T3">allow</text:span></text:span><text:span text:style-name="Subtle_20_Emphasis"><text:span text:style-name="T4"> </text:span></text:span><text:span text:style-name="Subtle_20_Emphasis"><text:span text:style-name="T3">change</text:span></text:span><text:span text:style-name="Subtle_20_Emphasis"><text:span text:style-name="T4"> </text:span></text:span><text:span text:style-name="Subtle_20_Emphasis"><text:span text:style-name="T3">and</text:span></text:span><text:span text:style-name="Subtle_20_Emphasis"><text:span text:style-name="T4"> </text:span></text:span><text:span text:style-name="Subtle_20_Emphasis"><text:span text:style-name="T3">transition</text:span></text:span><text:span text:style-name="Subtle_20_Emphasis"><text:span text:style-name="T4"> </text:span></text:span><text:span text:style-name="Subtle_20_Emphasis"><text:span text:style-name="T3">for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new</text:span></text:span><text:span text:style-name="Subtle_20_Emphasis"><text:span text:style-name="T4"> </text:span></text:span><text:span text:style-name="Subtle_20_Emphasis"><text:span text:style-name="T3">amendment</text:span></text:span><text:span text:style-name="Subtle_20_Emphasis"><text:span text:style-name="T4"> </text:span></text:span><text:span text:style-name="Subtle_20_Emphasis"><text:span text:style-name="T3">to</text:span></text:span><text:span text:style-name="Subtle_20_Emphasis"><text:span text:style-name="T4"> </text:span></text:span><text:span text:style-name="Subtle_20_Emphasis"><text:span text:style-name="T3">take</text:span></text:span><text:span text:style-name="Subtle_20_Emphasis"><text:span text:style-name="T4"> </text:span></text:span><text:span text:style-name="Subtle_20_Emphasis"><text:span text:style-name="T3">place.</text:span></text:span><text:span text:style-name="Subtle_20_Emphasis"><text:span text:style-name="T4"> </text:span></text:span><text:span text:style-name="Subtle_20_Emphasis"><text:span text:style-name="T3">All</text:span></text:span><text:span text:style-name="Subtle_20_Emphasis"><text:span text:style-name="T4"> </text:span></text:span><text:span text:style-name="Subtle_20_Emphasis"><text:span text:style-name="T3">proposals</text:span></text:span><text:span text:style-name="Subtle_20_Emphasis"><text:span text:style-name="T4"> </text:span></text:span><text:span text:style-name="Subtle_20_Emphasis"><text:span text:style-name="T3">must</text:span></text:span><text:span text:style-name="Subtle_20_Emphasis"><text:span text:style-name="T4"> </text:span></text:span><text:span text:style-name="Subtle_20_Emphasis"><text:span text:style-name="T3">be</text:span></text:span><text:span text:style-name="Subtle_20_Emphasis"><text:span text:style-name="T4"> </text:span></text:span><text:span text:style-name="Subtle_20_Emphasis"><text:span text:style-name="T3">placed</text:span></text:span><text:span text:style-name="Subtle_20_Emphasis"><text:span text:style-name="T4"> </text:span></text:span><text:span text:style-name="Subtle_20_Emphasis"><text:span text:style-name="T3">in</text:span></text:span><text:span text:style-name="Subtle_20_Emphasis"><text:span text:style-name="T4"> </text:span></text:span><text:span text:style-name="Subtle_20_Emphasis"><text:span text:style-name="T3">the</text:span></text:span><text:span text:style-name="Subtle_20_Emphasis"><text:span text:style-name="T4"> </text:span></text:span><text:span text:style-name="Subtle_20_Emphasis"><text:span text:style-name="T3">club</text:span></text:span><text:span text:style-name="Subtle_20_Emphasis"><text:span text:style-name="T4"> </text:span></text:span><text:span text:style-name="Subtle_20_Emphasis"><text:span text:style-name="T3">records</text:span></text:span><text:span text:style-name="Subtle_20_Emphasis"><text:span text:style-name="T4"> </text:span></text:span><text:span text:style-name="Subtle_20_Emphasis"><text:span text:style-name="T3">for</text:span></text:span><text:span text:style-name="Subtle_20_Emphasis"><text:span text:style-name="T4"> </text:span></text:span><text:span text:style-name="Subtle_20_Emphasis"><text:span text:style-name="T3">documentation.</text:span></text:span></text:p>
      <text:p text:style-name="Standard"><text:span text:style-name="Subtle_20_Emphasis"><text:span text:style-name="T3"/></text:span></text:p>
      <text:p text:style-name="Standard"><text:span text:style-name="Subtle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size="11pt" fo:language="en" fo:country="US" style:font-name-asian="Times New Roman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_20_Spacing" style:display-name="No Spacing" style:family="paragraph">
      <style:paragraph-properties fo:orphans="0" fo:widows="0" fo:hyphenation-ladder-count="no-limit"/>
      <style:text-properties style:use-window-font-color="true" style:font-name="Calibri" fo:font-size="11pt" fo:language="en" fo:country="US" style:font-name-asian="Times New Roman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8T15:32:00</meta:creation-date>
    <dc:creator>b210s</dc:creator>
    <dc:date>2011-08-18T15:36:00</dc:date>
    <meta:print-date>2011-08-18T14:36:00</meta:print-date>
    <meta:editing-cycles>3</meta:editing-cycles>
    <meta:editing-duration>PT1M</meta:editing-duration>
    <meta:document-statistic meta:table-count="0" meta:image-count="0" meta:object-count="0" meta:page-count="1" meta:paragraph-count="24" meta:word-count="323" meta:character-count="1999" meta:non-whitespace-character-count="1684"/>
    <meta:generator>LibreOffice/3.4$Win32 LibreOffice_project/340m1$Build-203</meta:generator>
    <meta:user-defined meta:name="Info 1"/>
    <meta:user-defined meta:name="Info 2"/>
    <meta:user-defined meta:name="Info 3"/>
    <meta:user-defined meta:name="Info 4"/>
  </office:meta>
</office:document-meta>
</file>